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rage" svg:font-family="Mirage" style:font-pitch="variable"/>
    <style:font-face style:name="Retro Gaming" svg:font-family="'Retro Gaming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2a6099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1cm" fo:min-width="12.33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127622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2.268cm" fo:min-width="6.453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2a60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2762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Mirag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Retro Gaming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953cm" svg:height="2.527cm" svg:x="9.947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4" draw:layer="layout" svg:width="12.832cm" svg:height="5cm" svg:x="7.1cm" svg:y="7.2cm">
          <text:p text:style-name="P3"><text:span text:style-name="T2">RetroAPI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" draw:text-style-name="P5" draw:layer="layout" svg:width="6.953cm" svg:height="2.527cm" svg:x="10.1cm" svg:y="11.573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6" draw:layer="layout" svg:width="6.953cm" svg:height="2.527cm" svg:x="10.247cm" svg:y="11.6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7" draw:layer="layout" svg:width="6.953cm" svg:height="2.527cm" svg:x="10.4cm" svg:y="11.6cm">
          <text:p text:style-name="P1"><text:span text:style-name="T1">web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rage" svg:font-family="Mirage" style:font-pitch="variable"/>
    <style:font-face style:name="Retro Gaming" svg:font-family="'Retro Gaming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20:42:24.791000000</meta:creation-date>
    <dc:date>2021-12-08T17:32:32.369818851</dc:date>
    <meta:editing-duration>PT19M25S</meta:editing-duration>
    <meta:editing-cycles>5</meta:editing-cycles>
    <meta:generator>LibreOffice/6.4.7.2$Linux_X86_64 LibreOffice_project/40$Build-2</meta:generator>
    <dc:creator>Juan Manuel Cardeso García</dc:creator>
    <meta:document-statistic meta:object-count="5"/>
  </office:meta>
</office:document-meta>
</file>